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c726" officeooo:paragraph-rsid="000ac7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,</text:p>
      <text:p text:style-name="P1"><text:s text:c="5"/>Following are instructions to run this app.</text:p>
      <text:p text:style-name="P1"/>
      <text:p text:style-name="P1">1: Install all packages using following command</text:p>
      <text:p text:style-name="P1"><text:s text:c="14"/>npm i</text:p>
      <text:p text:style-name="P1"/>
      <text:p text:style-name="P1">2: Create database in your pg-admin or xampp etc named: </text:p>
      <text:p text:style-name="P1"><text:s text:c="14"/>tasklist </text:p>
      <text:p text:style-name="P1">3: run app using following command</text:p>
      <text:p text:style-name="P1"><text:s text:c="14"/>npm run start:dev </text:p>
      <text:p text:style-name="P1"/>
      <text:p text:style-name="P1">4: run test cases using following command</text:p>
      <text:p text:style-name="P1"><text:s text:c="12"/>npm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5T15:36:30.998344714</meta:creation-date>
    <dc:date>2021-12-05T15:38:45.896268291</dc:date>
    <meta:editing-duration>PT2M15S</meta:editing-duration>
    <meta:editing-cycles>1</meta:editing-cycles>
    <meta:document-statistic meta:table-count="0" meta:image-count="0" meta:object-count="0" meta:page-count="1" meta:paragraph-count="10" meta:word-count="45" meta:character-count="319" meta:non-whitespace-character-count="221"/>
    <meta:generator>LibreOffice/6.4.7.2$Linux_X86_64 LibreOffice_project/40$Build-2</meta:generator>
  </office:meta>
</office:document-meta>
</file>